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fill-color="#999999" draw:textarea-vertical-align="middle"/>
    </style:style>
    <style:style style:name="gr4" style:family="graphic" style:parent-style-name="standard">
      <style:graphic-properties draw:fill-color="#ffff99"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fill-color="#9900ff" draw:textarea-vertical-align="middle"/>
    </style:style>
    <style:style style:name="gr7" style:family="graphic" style:parent-style-name="standard">
      <style:graphic-properties draw:fill-color="#330099" draw:textarea-vertical-align="middle"/>
    </style:style>
    <style:style style:name="gr8" style:family="graphic" style:parent-style-name="standard">
      <style:graphic-properties draw:fill-color="#6600ff" draw:textarea-vertical-align="middle"/>
    </style:style>
    <style:style style:name="gr9" style:family="graphic" style:parent-style-name="standard">
      <style:graphic-properties draw:fill-color="#003366" draw:textarea-vertical-align="middl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outline1">
      <style:graphic-properties fo:min-height="13.859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18pt"/>
    </style:style>
    <style:style style:name="P5" style:family="paragraph">
      <style:paragraph-properties fo:text-align="center"/>
      <style:text-properties fo:color="#ccffff"/>
    </style:style>
    <style:style style:name="P6" style:family="paragraph">
      <style:paragraph-properties fo:text-align="center"/>
      <style:text-properties fo:color="#ccccff"/>
    </style:style>
    <style:style style:name="P7" style:family="paragraph">
      <style:paragraph-properties fo:text-align="center"/>
      <style:text-properties fo:color="#e6e6ff"/>
    </style:style>
    <style:style style:name="T1" style:family="text">
      <style:text-properties fo:color="#ccffff"/>
    </style:style>
    <style:style style:name="T2" style:family="text">
      <style:text-properties fo:color="#ccccff"/>
    </style:style>
    <style:style style:name="T3" style:family="text">
      <style:text-properties fo:color="#e6e6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Splash screen.</text:p>
          </draw:text-box>
        </draw:frame>
        <draw:frame presentation:style-name="pr2" draw:text-style-name="P1" draw:layer="layout" svg:width="25.199cm" svg:height="13.859cm" svg:x="1.4cm" svg:y="4.914cm" presentation:class="subtitle">
          <draw:text-box>
            <text:p text:style-name="P1">When the game strats</text:p>
            <text:p text:style-name="P1">The user is welcomed with a splash screem</text:p>
            <text:p text:style-name="P1">As following.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rect draw:style-name="gr2" draw:text-style-name="P2" draw:layer="layout" svg:width="6.4cm" svg:height="5cm" svg:x="2cm" svg:y="1.8cm">
          <text:p text:style-name="P2">logo</text:p>
        </draw:rect>
        <draw:rect draw:style-name="gr2" draw:text-style-name="P2" draw:layer="layout" svg:width="19.4cm" svg:height="6.4cm" svg:x="4.2cm" svg:y="7.6cm">
          <text:p text:style-name="P2">Title Banner </text:p>
        </draw:rect>
        <draw:rect draw:style-name="gr2" draw:text-style-name="P2" draw:layer="layout" svg:width="5.8cm" svg:height="5.2cm" svg:x="20.8cm" svg:y="1.8cm">
          <text:p text:style-name="P2">Studio logo</text:p>
        </draw:rect>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5" draw:layer="layout" svg:width="25.199cm" svg:height="3.506cm" svg:x="1.4cm" svg:y="0.837cm" presentation:class="title">
          <draw:text-box>
            <text:p>Main screen</text:p>
          </draw:text-box>
        </draw:frame>
        <draw:frame presentation:style-name="pr6" draw:layer="layout" svg:width="25.199cm" svg:height="13.859cm" svg:x="1.4cm" svg:y="4.914cm" presentation:class="outline">
          <draw:text-box>
            <text:list text:style-name="L4">
              <text:list-header>
                <text:p text:style-name="P2"/>
                <text:p text:style-name="P2">As soon as the user push a key on the splash screen.</text:p>
                <text:p text:style-name="P2">The game displays the main menu, on the background</text:p>
                <text:p text:style-name="P2">a generated gameworld, the camera folowing a defined path around the gameworld.</text:p>
                <text:p text:style-name="P2">The game ask for the user name.</text:p>
              </text:list-header>
            </text:list>
          </draw:text-box>
        </draw:frame>
        <presentation:notes draw:style-name="dp2">
          <draw:page-thumbnail draw:style-name="gr1"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rect draw:style-name="gr2" draw:text-style-name="P4" draw:layer="layout" svg:width="27.2cm" svg:height="20cm" svg:x="0.4cm" svg:y="0.4cm">
          <text:p text:style-name="P4">background</text:p>
        </draw:rect>
        <draw:rect draw:style-name="gr3" draw:text-style-name="P4" draw:layer="layout" svg:width="16.6cm" svg:height="5.2cm" svg:x="6cm" svg:y="2.2cm">
          <text:p text:style-name="P4">Title banner</text:p>
        </draw:rect>
        <draw:rect draw:style-name="gr4" draw:text-style-name="P4" draw:layer="layout" svg:width="5.4cm" svg:height="5cm" draw:transform="skewX (-0.0059341194567796) translate (11.37cm 13.6cm)">
          <text:p text:style-name="P4">Username</text:p>
          <text:p text:style-name="P4">« champ »</text:p>
        </draw:rect>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5" draw:layer="layout" svg:width="25.199cm" svg:height="3.506cm" svg:x="1.4cm" svg:y="0.837cm" presentation:class="title">
          <draw:text-box>
            <text:p>Menu screen</text:p>
          </draw:text-box>
        </draw:frame>
        <draw:frame presentation:style-name="pr6" draw:layer="layout" svg:width="25.199cm" svg:height="13.859cm" svg:x="1.4cm" svg:y="4.914cm" presentation:class="outline">
          <draw:text-box>
            <text:list text:style-name="L4">
              <text:list-header>
                <text:p text:style-name="P2"/>
                <text:p text:style-name="P2">As soon as the user entred his username.</text:p>
                <text:p text:style-name="P2">The game displays the main game menu, on the background</text:p>
                <text:p text:style-name="P2">a generated gameworld, the camera folowing a defined path around the gameworld.</text:p>
              </text:list-header>
            </text:list>
          </draw:text-box>
        </draw:frame>
        <presentation:notes draw:style-name="dp2">
          <draw:page-thumbnail draw:style-name="gr1"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rect draw:style-name="gr2" draw:text-style-name="P2" draw:layer="layout" svg:width="27.2cm" svg:height="20cm" svg:x="0.4cm" svg:y="0.4cm">
          <text:p text:style-name="P2">background</text:p>
        </draw:rect>
        <draw:rect draw:style-name="gr3" draw:text-style-name="P2" draw:layer="layout" svg:width="16.6cm" svg:height="5.2cm" svg:x="6cm" svg:y="2.2cm">
          <text:p text:style-name="P2">Title banner</text:p>
        </draw:rect>
        <draw:rect draw:style-name="gr4" draw:text-style-name="P2" draw:layer="layout" svg:width="5.4cm" svg:height="9cm" svg:x="22.2cm" svg:y="8.4cm">
          <text:p text:style-name="P2">menu</text:p>
        </draw:rect>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5" draw:layer="layout" svg:width="25.199cm" svg:height="3.506cm" svg:x="1.4cm" svg:y="0.837cm" presentation:class="title">
          <draw:text-box>
            <text:p>The menu.</text:p>
          </draw:text-box>
        </draw:frame>
        <draw:rect draw:style-name="gr5" draw:text-style-name="P2" draw:layer="layout" svg:width="13.8cm" svg:height="14.8cm" svg:x="7.2cm" svg:y="4.6cm">
          <text:p/>
        </draw:rect>
        <draw:rect draw:style-name="gr6" draw:text-style-name="P2" draw:layer="layout" svg:width="9.4cm" svg:height="2.6cm" svg:x="9.4cm" svg:y="5.8cm">
          <text:p text:style-name="P2">Play</text:p>
        </draw:rect>
        <draw:rect draw:style-name="gr6" draw:text-style-name="P2" draw:layer="layout" svg:width="9.4cm" svg:height="2.8cm" svg:x="9.4cm" svg:y="9cm">
          <text:p text:style-name="P2">load</text:p>
        </draw:rect>
        <draw:rect draw:style-name="gr6" draw:text-style-name="P2" draw:layer="layout" svg:width="9.4cm" svg:height="2.8cm" svg:x="9.4cm" svg:y="12.4cm">
          <text:p text:style-name="P2">options </text:p>
        </draw:rect>
        <draw:rect draw:style-name="gr6" draw:text-style-name="P2" draw:layer="layout" svg:width="9.4cm" svg:height="2.8cm" svg:x="9.4cm" svg:y="15.8cm">
          <text:p text:style-name="P2">Exit </text:p>
        </draw:rect>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5" draw:layer="layout" svg:width="25.199cm" svg:height="3.506cm" svg:x="1.4cm" svg:y="0.837cm" presentation:class="title">
          <draw:text-box>
            <text:p>Play &amp; load</text:p>
          </draw:text-box>
        </draw:frame>
        <draw:frame presentation:style-name="pr6" draw:text-style-name="P2" draw:layer="layout" svg:width="25.199cm" svg:height="13.859cm" svg:x="1.4cm" svg:y="4.914cm" presentation:class="outline" presentation:user-transformed="true">
          <draw:text-box>
            <text:list text:style-name="L4">
              <text:list-header>
                <text:p text:style-name="P2"/>
                <text:p text:style-name="P2"/>
                <text:p text:style-name="P2">The play and load button open a similar windows.</text:p>
                <text:p text:style-name="P2">The player can either load or start a game</text:p>
                <text:p text:style-name="P2">in eithe solo or multiplayer.</text:p>
              </text:list-header>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5" draw:layer="layout" svg:width="25.199cm" svg:height="3.506cm" svg:x="1.4cm" svg:y="0.837cm" presentation:class="title">
          <draw:text-box>
            <text:p>Play &amp; load</text:p>
          </draw:text-box>
        </draw:frame>
        <draw:rect draw:style-name="gr5" draw:text-style-name="P2" draw:layer="layout" svg:width="12cm" svg:height="14.2cm" svg:x="8.4cm" svg:y="4.6cm">
          <text:p/>
        </draw:rect>
        <draw:rect draw:style-name="gr6" draw:text-style-name="P4" draw:layer="layout" svg:width="8cm" svg:height="2.4cm" svg:x="10.4cm" svg:y="10.8cm">
          <text:p text:style-name="P4">multi</text:p>
        </draw:rect>
        <draw:rect draw:style-name="gr6" draw:text-style-name="P4" draw:layer="layout" svg:width="8cm" svg:height="2.4cm" svg:x="10.4cm" svg:y="6.6cm">
          <text:p text:style-name="P4">solo</text:p>
        </draw:rect>
        <draw:rect draw:style-name="gr6" draw:text-style-name="P4" draw:layer="layout" svg:width="8cm" svg:height="2.4cm" svg:x="10.4cm" svg:y="14.8cm">
          <text:p text:style-name="P4">back</text:p>
        </draw:rect>
        <presentation:notes draw:style-name="dp2">
          <draw:page-thumbnail draw:style-name="gr1"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5" draw:layer="layout" svg:width="25.199cm" svg:height="3.506cm" svg:x="1.4cm" svg:y="0.837cm" presentation:class="title">
          <draw:text-box>
            <text:p>Play/solo</text:p>
          </draw:text-box>
        </draw:frame>
        <draw:frame presentation:style-name="pr6" draw:text-style-name="P2" draw:layer="layout" svg:width="25.199cm" svg:height="13.859cm" svg:x="1.4cm" svg:y="4.914cm" presentation:class="outline">
          <draw:text-box>
            <text:list text:style-name="L4">
              <text:list-header>
                <text:p text:style-name="P2"/>
                <text:p text:style-name="P2"/>
                <text:p text:style-name="P2">The play solo button lead to the deck selection screen. On this screen user have to choose from a range of Hero. The choosen hero dictate the card deck the player is gonna use. </text:p>
              </text:list-header>
            </text:list>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5" draw:layer="layout" svg:width="25.199cm" svg:height="3.506cm" svg:x="1.4cm" svg:y="0.837cm" presentation:class="title">
          <draw:text-box>
            <text:p>Play/multi</text:p>
          </draw:text-box>
        </draw:frame>
        <draw:frame presentation:style-name="pr6" draw:text-style-name="P2" draw:layer="layout" svg:width="25.199cm" svg:height="13.859cm" svg:x="1.4cm" svg:y="4.914cm" presentation:class="outline">
          <draw:text-box>
            <text:list text:style-name="L4">
              <text:list-header>
                <text:p text:style-name="P2"/>
                <text:p text:style-name="P2"/>
                <text:p text:style-name="P2">The play multi button lead to the multiplayer loby. On this screen user can chat with others player, the chat provide room for differents languages. The loby screen displays all the available games waiting to be started.</text:p>
              </text:list-header>
            </text:list>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rect draw:style-name="gr5" draw:text-style-name="P2" draw:layer="layout" svg:width="25.6cm" svg:height="17.4cm" svg:x="0.999cm" svg:y="3.4cm">
          <text:p/>
        </draw:rect>
        <draw:frame presentation:style-name="pr5" draw:layer="layout" svg:width="25.199cm" svg:height="3.506cm" svg:x="1.4cm" svg:y="0.837cm" presentation:class="title">
          <draw:text-box>
            <text:p>Multi loby room</text:p>
          </draw:text-box>
        </draw:frame>
        <draw:rect draw:style-name="gr7" draw:text-style-name="P5" draw:layer="layout" svg:width="24cm" svg:height="16.8cm" svg:x="1.6cm" svg:y="4cm">
          <text:p text:style-name="P5"><text:span text:style-name="T1">List of all available game</text:span></text:p>
          <text:p text:style-name="P5"><text:span text:style-name="T1"><text:s/></text:span><text:span text:style-name="T1">awaiting to be started</text:span></text:p>
        </draw:rect>
        <draw:rect draw:style-name="gr6" draw:text-style-name="P2" draw:layer="layout" svg:width="4.8cm" svg:height="9.4cm" svg:x="1cm" svg:y="11cm">
          <text:p text:style-name="P2">Chat</text:p>
          <text:p text:style-name="P2">global </text:p>
        </draw:rect>
        <draw:rect draw:style-name="gr8" draw:text-style-name="P2" draw:layer="layout" svg:width="4.8cm" svg:height="1.2cm" svg:x="1cm" svg:y="11cm">
          <text:p text:style-name="P2">Chat option</text:p>
        </draw:rect>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5" draw:layer="layout" svg:width="25.199cm" svg:height="3.506cm" svg:x="1.4cm" svg:y="0.837cm" presentation:class="title" presentation:user-transformed="true">
          <draw:text-box>
            <text:p>Chat option</text:p>
          </draw:text-box>
        </draw:frame>
        <draw:frame presentation:style-name="pr6" draw:text-style-name="P2" draw:layer="layout" svg:width="25.199cm" svg:height="13.859cm" svg:x="1.4cm" svg:y="4.914cm" presentation:class="outline">
          <draw:text-box>
            <text:list text:style-name="L4">
              <text:list-header>
                <text:p text:style-name="P2">The chat option give the ability for user to move betwin diffrent chat « rooms ».</text:p>
                <text:p text:style-name="P2">any language have his room.</text:p>
                <text:p text:style-name="P2"/>
                <text:p text:style-name="P2">(The chat provide admin function for droadcasting announcement for all room at once)</text:p>
              </text:list-header>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5" draw:layer="layout" svg:width="25.199cm" svg:height="3.506cm" svg:x="1.4cm" svg:y="0.837cm" presentation:class="title" presentation:user-transformed="true">
          <draw:text-box>
            <text:p>Game loby games</text:p>
          </draw:text-box>
        </draw:frame>
        <draw:frame presentation:style-name="pr6" draw:layer="layout" svg:width="25.199cm" svg:height="13.859cm" svg:x="1.4cm" svg:y="4.914cm" presentation:class="outline">
          <draw:text-box>
            <text:list text:style-name="L4">
              <text:list-header>
                <text:p/>
                <text:p/>
                <text:p>Only, « waiting to be started » games are displayed on the game loby.</text:p>
                <text:p>Each game display his creator and the number of slots available in the game. </text:p>
              </text:list-header>
            </text:list>
          </draw:text-box>
        </draw:frame>
        <presentation:notes draw:style-name="dp2">
          <draw:page-thumbnail draw:style-name="gr1"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5" draw:layer="layout" svg:width="25.199cm" svg:height="3.506cm" svg:x="1.4cm" svg:y="0.837cm" presentation:class="title">
          <draw:text-box>
            <text:p>Game loby</text:p>
          </draw:text-box>
        </draw:frame>
        <draw:rect draw:style-name="gr5" draw:text-style-name="P2" draw:layer="layout" svg:width="24.8cm" svg:height="16.4cm" svg:x="2cm" svg:y="3.8cm">
          <text:p/>
        </draw:rect>
        <draw:rect draw:style-name="gr5" draw:text-style-name="P2" draw:layer="layout" svg:width="19.4cm" svg:height="8.4cm" svg:x="4.6cm" svg:y="5.6cm">
          <text:p/>
        </draw:rect>
        <draw:rect draw:style-name="gr9" draw:text-style-name="P6" draw:layer="layout" svg:width="4.8cm" svg:height="7.2cm" svg:x="5.6cm" svg:y="6.2cm">
          <text:p text:style-name="P6"><text:span text:style-name="T2">Opponent</text:span></text:p>
          <text:p text:style-name="P6"><text:span text:style-name="T2">display</text:span></text:p>
        </draw:rect>
        <draw:rect draw:style-name="gr9" draw:text-style-name="P7" draw:layer="layout" svg:width="4.8cm" svg:height="7.2cm" svg:x="12cm" svg:y="6.2cm">
          <text:p text:style-name="P7"><text:span text:style-name="T3">Opponent</text:span></text:p>
          <text:p text:style-name="P7"><text:span text:style-name="T3">display</text:span></text:p>
        </draw:rect>
        <draw:rect draw:style-name="gr9" draw:text-style-name="P7" draw:layer="layout" svg:width="4.8cm" svg:height="7.2cm" svg:x="18.2cm" svg:y="6.2cm">
          <text:p text:style-name="P7"><text:span text:style-name="T3">Opponent</text:span></text:p>
          <text:p text:style-name="P7"><text:span text:style-name="T3">display</text:span></text:p>
        </draw:rect>
        <draw:rect draw:style-name="gr9" draw:text-style-name="P7" draw:layer="layout" svg:width="4.4cm" svg:height="6.2cm" svg:x="12.2cm" svg:y="14cm">
          <text:p text:style-name="P2"><text:span text:style-name="T3">User</text:span></text:p>
          <text:p text:style-name="P2"><text:span text:style-name="T3">display</text:span></text:p>
        </draw:rect>
        <presentation:notes draw:style-name="dp2">
          <draw:page-thumbnail draw:style-name="gr1"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5" draw:layer="layout" svg:width="25.199cm" svg:height="3.506cm" svg:x="1.4cm" svg:y="0.837cm" presentation:class="title" presentation:placeholder="true">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5" draw:layer="layout" svg:width="25.199cm" svg:height="3.506cm" svg:x="1.4cm" svg:y="0.837cm" presentation:class="title">
          <draw:text-box>
            <text:p>Hero selection screen</text:p>
          </draw:text-box>
        </draw:frame>
        <draw:rect draw:style-name="gr2" draw:text-style-name="P2" draw:layer="layout" svg:width="6.2cm" svg:height="10.8cm" svg:x="4.8cm" svg:y="5.4cm">
          <text:p text:style-name="P2">An image </text:p>
          <text:p text:style-name="P2">of the current </text:p>
          <text:p text:style-name="P2">hovered hero</text:p>
        </draw:rect>
        <draw:rect draw:style-name="gr2" draw:text-style-name="P2" draw:layer="layout" svg:width="7.6cm" svg:height="11cm" svg:x="15.8cm" svg:y="5.2cm">
          <text:p text:style-name="P2">Description of the hero</text:p>
          <text:p text:style-name="P2">Ability and deck </text:p>
        </draw:rect>
        <draw:rect draw:style-name="gr2" draw:text-style-name="P2" draw:layer="layout" svg:width="25cm" svg:height="4cm" svg:x="1.6cm" svg:y="16.4cm">
          <text:p text:style-name="P2">List of the unlocked hero</text:p>
        </draw:rect>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26T14:32:25.11</meta:creation-date>
    <meta:editing-duration>PT1H41M45S</meta:editing-duration>
    <meta:editing-cycles>3</meta:editing-cycles>
    <dc:date>2014-01-26T17:34:50.68</dc:date>
    <meta:generator>OpenOffice/4.0.1$Win32 OpenOffice.org_project/401m5$Build-9714</meta:generator>
    <meta:document-statistic meta:object-count="109"/>
  </office:meta>
</office:document-meta>
</file>